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re you a member of a hackerspace/makerspace?</text:p>
          </table:table-cell>
          <table:covered-table-cell table:style-name="ce8" office:value-type="string">
            <text:p>Are you a member of a hackerspace/makerspace?</text:p>
          </table:covered-table-cell>
          <table:covered-table-cell table:style-name="ce8" office:value-type="string">
            <text:p>Are you a member of a hackerspace/makerspace?</text:p>
          </table:covered-table-cell>
          <table:covered-table-cell table:style-name="ce8" office:value-type="string">
            <text:p>Are you a member of a hackerspace/makerspac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177">
            <text:p>17.7%</text:p>
          </table:table-cell>
          <table:table-cell table:style-name="ce15" office:value-type="float" office:value="133">
            <text:p>13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91">
            <text:p>69.1%</text:p>
          </table:table-cell>
          <table:table-cell table:style-name="ce15" office:value-type="float" office:value="518">
            <text:p>51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￼I'm not a member but I often go to a hackerspace/makerspace</text:p>
          </table:table-cell>
          <table:covered-table-cell table:style-name="ce10" office:value-type="string">
            <text:p>￼I'm not a member but I often go to a hackerspace/makerspace</text:p>
          </table:covered-table-cell>
          <table:table-cell table:style-name="ce14" office:value-type="percentage" office:value="0.132">
            <text:p>13.2%</text:p>
          </table:table-cell>
          <table:table-cell table:style-name="ce15" office:value-type="float" office:value="99">
            <text:p>99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50">
            <text:p>750</text:p>
          </table:covered-table-cell>
          <table:table-cell table:style-name="ce16" office:value-type="float" office:value="750">
            <text:p>750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57">
            <text:p>257</text:p>
          </table:covered-table-cell>
          <table:table-cell table:style-name="ce17" office:value-type="float" office:value="257">
            <text:p>257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6 'Question 1'.C4:'Question 1'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7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7:07:04</dc:date>
    <dc:creator>Catarina Mota</dc:creator>
    <meta:editing-duration>PT00H00M12S</meta:editing-duration>
    <meta:editing-cycles>1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draw:stroke="none" svg:stroke-width="0cm" svg:stroke-color="#000000" svg:stroke-opacity="100%" draw:fill="solid" draw:fill-color="#eeeeee" draw:opacity="100%"/>
    </style:style>
    <style:style style:name="ch12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4.087cm" svg:y="0.18cm" chart:style-name="ch2">
          <text:p>Are you a member of a hackerspace/makerspace?</text:p>
        </chart:title>
        <chart:legend chart:legend-position="end" svg:x="11.843cm" svg:y="3.066cm" chart:style-name="ch3"/>
        <chart:plot-area chart:style-name="ch4" table:cell-range-address="'Question 1'.A4:'Question 1'.A6 'Question 1'.C4:'Question 1'.C6" chart:data-source-has-labels="column" svg:x="0.321cm" svg:y="0.756cm" svg:width="11.202cm" svg:height="7.849cm">
          <chart:axis chart:dimension="x" chart:name="primary-x" chart:style-name="ch5">
            <chart:categories table:cell-range-address="'Question 1'.A4:'Question 1'.A6"/>
          </chart:axis>
          <chart:axis chart:dimension="y" chart:name="primary-y" chart:style-name="ch6"/>
          <chart:series chart:style-name="ch7" chart:values-cell-range-address="'Question 1'.C4:'Question 1'.C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6">Yes</text:p>
              </table:table-cell>
              <table:table-cell office:value-type="float" office:value="0.177">
                <text:p text:id="'Question 1'.C4:'Question 1'.C6">0.177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￼I'm not a member but I often go to a hackerspace/makerspace</text:p>
              </table:table-cell>
              <table:table-cell office:value-type="float" office:value="0.132">
                <text:p>0.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